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df66"/>
    </style:style>
    <style:style style:name="T1" style:family="text">
      <style:text-properties officeooo:rsid="000edf6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x="0.131cm" svg:y="0.489cm" svg:width="17.279cm" svg:height="25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text:span text:style-name="T1">Item</text:span></text:p>
      <text:p text:style-name="P1"><text:span text:style-name="T1">- cost</text:span></text:p>
      <text:p text:style-name="P1"><text:span text:style-name="T1"><text:tab/>- capabilities needed to build</text:span></text:p>
      <text:p text:style-name="P1"><text:span text:style-name="T1"><text:tab/>- items needed to build</text:span></text:p>
      <text:p text:style-name="P1"><text:span text:style-name="T1">- interaction</text:span></text:p>
      <text:p text:style-name="P1"><text:span text:style-name="T1"><text:tab/>- consumption</text:span></text:p>
      <text:p text:style-name="P1"><text:span text:style-name="T1"><text:tab/>- production</text:span></text:p>
      <text:p text:style-name="P1"><text:span text:style-name="T1">- physic</text:span></text:p>
      <text:p text:style-name="P1"><text:span text:style-name="T1"><text:tab/>- weight</text:span></text:p>
      <text:p text:style-name="P1"><text:span text:style-name="T1"><text:tab/>- skeleton</text:span></text:p>
      <text:p text:style-name="P1"><text:span text:style-name="T1"><text:tab/>- shape</text:span></text:p>
      <text:p text:style-name="P1"><text:span text:style-name="T1"><text:tab/>- color / texture</text:span></text:p>
      <text:p text:style-name="P1"><text:span text:style-name="T1">- animation</text:span></text:p>
      <text:p text:style-name="P1"><text:span text:style-name="T1"><text:tab/>- skel animation</text:span></text:p>
      <text:p text:style-name="P1"><text:span text:style-name="T1"><text:tab/>- by plugin</text:span></text:p>
      <text:p text:style-name="P1"><text:span text:style-name="T1"/></text:p>
      <text:p text:style-name="P1"><text:span text:style-name="T1"/></text:p>
      <text:p text:style-name="P1"><text:span text:style-name="T1">fire</text:span></text:p>
      <text:p text:style-name="P1"><text:span text:style-name="T1">{</text:span></text:p>
      <text:p text:style-name="P1"><text:span text:style-name="T1"><text:tab/></text:span></text:p>
      <text:p text:style-name="P1"><text:span text:style-name="T1"><text:tab/>anim { plugin: fire }<text:tab/></text:span></text:p>
      <text:p text:style-name="P1"><text:span text:style-name="T1">}</text:span></text:p>
      <text:p text:style-name="P1"><text:span text:style-name="T1"/></text:p>
      <text:p text:style-name="P1"><text:span text:style-name="T1">coin_gold_1</text:span></text:p>
      <text:p text:style-name="P1"><text:span text:style-name="T1">{</text:span></text:p>
      <text:p text:style-name="P1"><text:span text:style-name="T1"><text:tab/>physic</text:span></text:p>
      <text:p text:style-name="P1"><text:span text:style-name="T1"><text:tab/>{</text:span></text:p>
      <text:p text:style-name="P1"><text:span text:style-name="T1"><text:tab/><text:tab/>weight 10;</text:span></text:p>
      <text:p text:style-name="P1"><text:span text:style-name="T1"><text:tab/><text:tab/>cylinder (0,0,100)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00H00M35S</meta:editing-duration>
    <meta:editing-cycles>2</meta:editing-cycles>
    <meta:generator>LibreOffice/4.0.2.2$Linux_x86 LibreOffice_project/400m0$Build-2</meta:generator>
    <dc:date>2014-02-02T17:38:11</dc:date>
    <meta:document-statistic meta:table-count="0" meta:image-count="0" meta:object-count="1" meta:page-count="2" meta:paragraph-count="26" meta:word-count="55" meta:character-count="284" meta:non-whitespace-character-count="2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.701cm" svg:height="5.1cm" svg:x="9.499cm" svg:y="15.7cm">
          <text:p text:style-name="P1"><text:span text:style-name="T1">Screen</text:span></text:p>
        </draw:rect>
        <draw:rect draw:style-name="gr1" draw:text-style-name="P2" draw:layer="layout" svg:width="2.922cm" svg:height="1.43cm" svg:x="9.478cm" svg:y="14cm">
          <text:p text:style-name="P1"><text:span text:style-name="T1">Renderer</text:span></text:p>
        </draw:rect>
        <draw:rect draw:style-name="gr1" draw:text-style-name="P2" draw:layer="layout" svg:width="3.07cm" svg:height="1.112cm" svg:x="1.653cm" svg:y="1.2cm">
          <text:p text:style-name="P1"><text:span text:style-name="T1">Config</text:span></text:p>
        </draw:rect>
        <draw:rect draw:style-name="gr1" draw:text-style-name="P2" draw:layer="layout" svg:width="3.123cm" svg:height="4.79cm" svg:x="1.626cm" svg:y="2.734cm">
          <text:p text:style-name="P1"><text:span text:style-name="T1">Obj</text:span></text:p>
          <text:p text:style-name="P1"><text:span text:style-name="T1">description</text:span></text:p>
        </draw:rect>
        <draw:rect draw:style-name="gr1" draw:text-style-name="P2" draw:layer="layout" svg:width="1.906cm" svg:height="6.324cm" svg:x="4.987cm" svg:y="1.2cm">
          <text:p text:style-name="P1"><text:span text:style-name="T1">Config</text:span></text:p>
          <text:p text:style-name="P1"><text:span text:style-name="T1">Reader</text:span></text:p>
        </draw:rect>
        <draw:rect draw:style-name="gr1" draw:text-style-name="P2" draw:layer="layout" svg:width="3.149cm" svg:height="5.372cm" svg:x="1.6cm" svg:y="8.264cm">
          <text:p text:style-name="P1"><text:span text:style-name="T1">world</text:span></text:p>
        </draw:rect>
        <draw:rect draw:style-name="gr1" draw:text-style-name="P2" draw:layer="layout" svg:width="1.853cm" svg:height="1.989cm" svg:x="5.013cm" svg:y="8.211cm">
          <text:p text:style-name="P1"><text:span text:style-name="T1">World</text:span></text:p>
          <text:p text:style-name="P1"><text:span text:style-name="T1">reader</text:span></text:p>
        </draw:rect>
        <draw:rect draw:style-name="gr1" draw:text-style-name="P2" draw:layer="layout" svg:width="2.2cm" svg:height="12.5cm" svg:x="7.1cm" svg:y="1.2cm">
          <text:p text:style-name="P1"><text:span text:style-name="T1">Game</text:span></text:p>
          <text:p text:style-name="P1"><text:span text:style-name="T1">state</text:span></text:p>
        </draw:rect>
        <draw:rect draw:style-name="gr1" draw:text-style-name="P2" draw:layer="layout" svg:width="8.018cm" svg:height="12.5cm" svg:x="9.4cm" svg:y="1.2cm">
          <text:p text:style-name="P1"><text:span text:style-name="T1">engine</text:span></text:p>
        </draw:rect>
        <draw:rect draw:style-name="gr1" draw:text-style-name="P2" draw:layer="layout" svg:width="1.853cm" svg:height="1.989cm" svg:x="4.947cm" svg:y="11.611cm">
          <text:p text:style-name="P1"><text:span text:style-name="T1">World</text:span></text:p>
          <text:p text:style-name="P1"><text:span text:style-name="T1">writer</text:span></text:p>
        </draw:rect>
        <draw:custom-shape draw:style-name="gr2" draw:text-style-name="P3" draw:layer="layout" svg:width="4.6cm" svg:height="1.4cm" svg:x="12.7cm" svg:y="14cm">
          <text:p text:style-name="P3"><text:span text:style-name="T2">Feedbac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